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Box">
      <style:graphic-properties draw:fill="gradient" draw:fill-gradient-name="Gradient_20_7" draw:textarea-horizontal-align="justify" draw:textarea-vertical-align="middle" draw:auto-grow-height="false"/>
    </style:style>
    <style:style style:name="gr2" style:family="graphic" style:parent-style-name="Box">
      <style:graphic-properties draw:fill="gradient" draw:fill-gradient-name="Gradient_20_11" draw:textarea-horizontal-align="justify" draw:textarea-vertical-align="middle" draw:auto-grow-height="false"/>
    </style:style>
    <style:style style:name="gr3" style:family="graphic" style:parent-style-name="Box">
      <style:graphic-properties draw:fill="gradient" draw:fill-gradient-name="Gradient_20_10" draw:textarea-horizontal-align="justify" draw:textarea-vertical-align="middle" draw:auto-grow-height="false"/>
    </style:style>
    <style:style style:name="gr4" style:family="graphic" style:parent-style-name="Box">
      <style:graphic-properties draw:fill="gradient" draw:fill-gradient-name="Gradient_20_11" draw:textarea-horizontal-align="justify" draw:textarea-vertical-align="middle" draw:auto-grow-height="false"/>
    </style:style>
    <style:style style:name="gr5" style:family="graphic" style:parent-style-name="Box">
      <style:graphic-properties draw:fill="gradient" draw:fill-gradient-name="Gradient_20_10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cm" svg:height="1.5cm" svg:x="2cm" svg:y="16cm">
          <text:p text:style-name="P1">Eclipse Platform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6.5cm" svg:height="1.5cm" svg:x="2cm" svg:y="13.5cm">
          <text:p text:style-name="P1">Damos Modeling Languag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cm" svg:height="1.5cm" svg:x="19cm" svg:y="13.5cm">
          <text:p text:style-name="P1">Mscrip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6.5cm" svg:height="1.5cm" svg:x="10.5cm" svg:y="11cm">
          <text:p text:style-name="P1">Executio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cm" svg:height="4cm" svg:x="2cm" svg:y="8.5cm">
          <text:p text:style-name="P1">Diagram Editing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cm" svg:height="1.5cm" svg:x="10.5cm" svg:y="8.5cm">
          <text:p text:style-name="P1">Simulatio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cm" svg:height="1.5cm" svg:x="19cm" svg:y="8.5cm">
          <text:p text:style-name="P1">Code Generatio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5cm" svg:height="1.5cm" svg:x="2cm" svg:y="6cm">
          <text:p text:style-name="P1">Standard Block Library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5.5cm" svg:y="12.5cm">
          <text:p/>
          <draw:enhanced-geometry svg:viewBox="0 0 21600 21600" draw:text-areas="?f0 0 ?f2 ?f5" draw:type="down-arrow" draw:modifiers="12083.9160839161 6300.89910089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1cm" svg:height="1cm" svg:x="9.75cm" svg:y="15cm">
          <text:p/>
          <draw:enhanced-geometry svg:viewBox="0 0 21600 21600" draw:text-areas="?f0 0 ?f2 ?f5" draw:type="down-arrow" draw:modifiers="12083.9160839161 6300.89910089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1cm" svg:height="1cm" svg:x="14cm" svg:y="12.5cm">
          <text:p/>
          <draw:enhanced-geometry svg:viewBox="0 0 21600 21600" draw:text-areas="?f0 0 ?f2 ?f5" draw:type="down-arrow" draw:modifiers="12083.9160839161 6300.89910089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1cm" svg:height="1cm" svg:x="22.5cm" svg:y="12.5cm">
          <text:p/>
          <draw:enhanced-geometry svg:viewBox="0 0 21600 21600" draw:text-areas="?f0 0 ?f2 ?f5" draw:type="down-arrow" draw:modifiers="12083.9160839161 6300.89910089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1cm" svg:height="1cm" svg:x="22.5cm" svg:y="15cm">
          <text:p/>
          <draw:enhanced-geometry svg:viewBox="0 0 21600 21600" draw:text-areas="?f0 0 ?f2 ?f5" draw:type="down-arrow" draw:modifiers="12083.9160839161 6300.89910089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1cm" svg:height="1cm" svg:x="22.5cm" svg:y="10cm">
          <text:p/>
          <draw:enhanced-geometry svg:viewBox="0 0 21600 21600" draw:text-areas="?f0 0 ?f2 ?f5" draw:type="down-arrow" draw:modifiers="12083.9160839161 6300.89910089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1cm" svg:height="1cm" svg:x="14cm" svg:y="10cm">
          <text:p/>
          <draw:enhanced-geometry svg:viewBox="0 0 21600 21600" draw:text-areas="?f0 0 ?f2 ?f5" draw:type="down-arrow" draw:modifiers="12083.9160839161 6300.89910089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1cm" svg:height="1cm" svg:x="14cm" svg:y="7.5cm">
          <text:p/>
          <draw:enhanced-geometry svg:viewBox="0 0 21600 21600" draw:text-areas="?f0 0 ?f2 ?f5" draw:type="down-arrow" draw:modifiers="12083.9160839161 6300.89910089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1cm" svg:height="1cm" svg:x="5.5cm" svg:y="7.5cm">
          <text:p/>
          <draw:enhanced-geometry svg:viewBox="0 0 21600 21600" draw:text-areas="?f0 0 ?f2 ?f5" draw:type="down-arrow" draw:modifiers="12083.9160839161 6300.89910089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1cm" svg:height="1cm" svg:x="22.5cm" svg:y="7.5cm">
          <text:p/>
          <draw:enhanced-geometry svg:viewBox="0 0 21600 21600" draw:text-areas="?f0 0 ?f2 ?f5" draw:type="down-arrow" draw:modifiers="12083.9160839161 6300.89910089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0" draw:display-name="Gradient 10" draw:style="linear" draw:start-color="#00ae00" draw:end-color="#00ae00" draw:start-intensity="100%" draw:end-intensity="70%" draw:angle="0" draw:border="0%"/>
    <draw:gradient draw:name="Gradient_20_11" draw:display-name="Gradient 11" draw:style="linear" draw:start-color="#ff950e" draw:end-color="#ff950e" draw:start-intensity="100%" draw:end-intensity="70%" draw:angle="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ff" draw:end-color="#000080" draw:start-intensity="100%" draw:end-intensity="100%" draw:angle="0" draw:border="0%"/>
    <draw:gradient draw:name="Gradient_20_8" draw:display-name="Gradient 8" draw:style="linear" draw:start-color="#93a7ff" draw:end-color="#7975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zxx" fo:country="non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ox" style:family="graphic" style:parent-style-name="standard">
      <style:graphic-properties draw:stroke="none" draw:stroke-dash="Dash_20_2" draw:fill-gradient-name="Gradient_20_12" draw:fill-hatch-name="Hatch_20_1" draw:fill-image-name="Bitmape_20_1"/>
      <style:text-properties fo:color="#ffffff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ndreas Unger</meta:initial-creator>
    <meta:creation-date>2011-11-11T18:19:54</meta:creation-date>
    <dc:date>2011-11-13T18:02:16</dc:date>
    <dc:creator>Andreas Unger</dc:creator>
    <meta:editing-duration>PT00H30M35S</meta:editing-duration>
    <meta:editing-cycles>8</meta:editing-cycles>
    <meta:generator>OpenOffice.org/3.2$Unix OpenOffice.org_project/320m12$Build-9483</meta:generator>
    <meta:document-statistic meta:object-count="18"/>
  </office:meta>
</office:document-meta>
</file>